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officeooo:rsid="000c7c15" officeooo:paragraph-rsid="000c7c15" style:font-size-asian="10pt" style:font-size-complex="10pt"/>
    </style:style>
    <style:style style:name="P2" style:family="paragraph" style:parent-style-name="Standard">
      <style:text-properties style:font-name="Ubuntu" fo:font-size="10pt" fo:font-weight="bold" officeooo:rsid="000c7c15" officeooo:paragraph-rsid="000c7c1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Ubuntu" fo:font-size="10pt" fo:font-weight="normal" officeooo:rsid="000c7c15" officeooo:paragraph-rsid="000c7c15" style:font-size-asian="10pt" style:font-weight-asian="normal" style:font-size-complex="10pt" style:font-weight-complex="normal"/>
    </style:style>
    <style:style style:name="P4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Ubuntu" fo:font-size="10pt" officeooo:rsid="000c7c15" officeooo:paragraph-rsid="000c7c15" style:font-size-asian="10pt" style:font-size-complex="10pt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0c7c15" officeooo:paragraph-rsid="000c7c15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0c7c15" officeooo:paragraph-rsid="000c7c15" style:font-size-asian="10pt" style:font-size-complex="10pt"/>
    </style:style>
    <style:style style:name="P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0ce469" officeooo:paragraph-rsid="000ce469" style:font-size-asian="10pt" style:font-size-complex="10pt"/>
    </style:style>
    <style:style style:name="P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0e8815" officeooo:paragraph-rsid="000e8815" style:font-size-asian="10pt" style:font-size-complex="10pt"/>
    </style:style>
    <style:style style:name="P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03189" officeooo:paragraph-rsid="00103189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03189" officeooo:paragraph-rsid="00103189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12a80" officeooo:paragraph-rsid="00112a80" style:font-size-asian="10pt" style:font-size-complex="10pt"/>
    </style:style>
    <style:style style:name="P1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12a80" officeooo:paragraph-rsid="00112a80" style:font-size-asian="10pt" style:font-size-complex="10pt"/>
    </style:style>
    <style:style style:name="P13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21776" officeooo:paragraph-rsid="00121776" style:font-size-asian="10pt" style:font-size-complex="10pt"/>
    </style:style>
    <style:style style:name="P14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247ce" officeooo:paragraph-rsid="00124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247ce" officeooo:paragraph-rsid="001247ce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37051" officeooo:paragraph-rsid="00137051" style:font-size-asian="10pt" style:font-size-complex="10pt"/>
    </style:style>
    <style:style style:name="P17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rsid="00137051" officeooo:paragraph-rsid="00137051" style:font-size-asian="10pt" style:font-size-complex="10pt"/>
    </style:style>
    <style:style style:name="P18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/>
      <style:text-properties style:font-name="Ubuntu" fo:font-size="10pt" officeooo:paragraph-rsid="0014d397" style:font-size-asian="10pt" style:font-size-complex="10pt"/>
    </style:style>
    <style:style style:name="P19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/>
      <style:text-properties officeooo:paragraph-rsid="0014d397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paragraph-rsid="0014d397"/>
    </style:style>
    <style:style style:name="P2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66d6e" officeooo:paragraph-rsid="00166d6e"/>
    </style:style>
    <style:style style:name="P22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/>
      <style:text-properties officeooo:rsid="0016948f" officeooo:paragraph-rsid="0016948f"/>
    </style:style>
    <style:style style:name="P23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/>
      <style:text-properties officeooo:rsid="0017948f" officeooo:paragraph-rsid="0017948f"/>
    </style:style>
    <style:style style:name="P24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/>
      <style:text-properties officeooo:rsid="00196401" officeooo:paragraph-rsid="00196401"/>
    </style:style>
    <style:style style:name="P25" style:family="paragraph" style:parent-style-name="Standard" style:list-style-name="L5">
      <loext:graphic-properties draw:fill="none"/>
      <style:paragraph-properties fo:margin-left="0.25in" fo:margin-right="0in" fo:text-indent="-0.25in" style:auto-text-indent="false" fo:background-color="transparent"/>
      <style:text-properties officeooo:rsid="0019d0b1" officeooo:paragraph-rsid="0019d0b1"/>
    </style:style>
    <style:style style:name="P2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9d0b1" officeooo:paragraph-rsid="0019d0b1"/>
    </style:style>
    <style:style style:name="P2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be337" officeooo:paragraph-rsid="001be337"/>
    </style:style>
    <style:style style:name="P28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/>
      <style:text-properties officeooo:rsid="001be337" officeooo:paragraph-rsid="001be337"/>
    </style:style>
    <style:style style:name="P29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/>
      <style:text-properties officeooo:rsid="001d8bdb" officeooo:paragraph-rsid="001d8bdb"/>
    </style:style>
    <style:style style:name="P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d8bdb" officeooo:paragraph-rsid="001d8bdb"/>
    </style:style>
    <style:style style:name="P31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/>
      <style:text-properties officeooo:rsid="002013bc" officeooo:paragraph-rsid="002013bc"/>
    </style:style>
    <style:style style:name="P3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013bc" officeooo:paragraph-rsid="002013bc"/>
    </style:style>
    <style:style style:name="P3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13d66" officeooo:paragraph-rsid="00213d66"/>
    </style:style>
    <style:style style:name="P34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13d66" officeooo:paragraph-rsid="00213d66"/>
    </style:style>
    <style:style style:name="P35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2f8b8" officeooo:paragraph-rsid="0022f8b8"/>
    </style:style>
    <style:style style:name="P36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4f50d" officeooo:paragraph-rsid="0024f50d"/>
    </style:style>
    <style:style style:name="P37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56ac7" officeooo:paragraph-rsid="00256ac7"/>
    </style:style>
    <style:style style:name="P38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6880c" officeooo:paragraph-rsid="0026880c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6880c" officeooo:paragraph-rsid="0026880c"/>
    </style:style>
    <style:style style:name="P40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/>
      <style:text-properties officeooo:rsid="00283c42" officeooo:paragraph-rsid="00283c42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83c42" officeooo:paragraph-rsid="00283c42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85833" officeooo:paragraph-rsid="00285833"/>
    </style:style>
    <style:style style:name="P43" style:family="paragraph" style:parent-style-name="Standard" style:list-style-name="L8">
      <loext:graphic-properties draw:fill="none"/>
      <style:paragraph-properties fo:margin-left="0.25in" fo:margin-right="0in" fo:text-indent="-0.25in" style:auto-text-indent="false" fo:background-color="transparent"/>
      <style:text-properties officeooo:rsid="00285833" officeooo:paragraph-rsid="00285833"/>
    </style:style>
    <style:style style:name="P44" style:family="paragraph" style:parent-style-name="Standard" style:list-style-name="L9">
      <loext:graphic-properties draw:fill="none"/>
      <style:paragraph-properties fo:margin-left="0.25in" fo:margin-right="0in" fo:text-indent="-0.25in" style:auto-text-indent="false" fo:background-color="transparent"/>
      <style:text-properties officeooo:rsid="00285833" officeooo:paragraph-rsid="00285833"/>
    </style:style>
    <style:style style:name="P45" style:family="paragraph" style:parent-style-name="Standard" style:list-style-name="L9">
      <loext:graphic-properties draw:fill="none"/>
      <style:paragraph-properties fo:margin-left="0.25in" fo:margin-right="0in" fo:text-indent="-0.25in" style:auto-text-indent="false" fo:background-color="transparent"/>
      <style:text-properties officeooo:rsid="0029e8d6" officeooo:paragraph-rsid="0029e8d6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9e8d6" officeooo:paragraph-rsid="0029e8d6"/>
    </style:style>
    <style:style style:name="P47" style:family="paragraph" style:parent-style-name="Standard" style:list-style-name="L10">
      <loext:graphic-properties draw:fill="none"/>
      <style:paragraph-properties fo:margin-left="0.25in" fo:margin-right="0in" fo:text-indent="-0.25in" style:auto-text-indent="false" fo:background-color="transparent"/>
      <style:text-properties officeooo:rsid="002be2b3" officeooo:paragraph-rsid="002be2b3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be2b3" officeooo:paragraph-rsid="002be2b3"/>
    </style:style>
    <style:style style:name="P49" style:family="paragraph" style:parent-style-name="Standard" style:list-style-name="L11">
      <loext:graphic-properties draw:fill="none"/>
      <style:paragraph-properties fo:margin-left="0.25in" fo:margin-right="0in" fo:text-indent="-0.25in" style:auto-text-indent="false" fo:background-color="transparent"/>
      <style:text-properties officeooo:rsid="002c3feb" officeooo:paragraph-rsid="002c3feb"/>
    </style:style>
    <style:style style:name="P50" style:family="paragraph" style:parent-style-name="Standard" style:list-style-name="L11">
      <loext:graphic-properties draw:fill="none"/>
      <style:paragraph-properties fo:margin-left="0.25in" fo:margin-right="0in" fo:text-indent="-0.25in" style:auto-text-indent="false" fo:background-color="transparent"/>
      <style:text-properties officeooo:rsid="002dceee" officeooo:paragraph-rsid="002dceee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dceee" officeooo:paragraph-rsid="002dceee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f6380" officeooo:paragraph-rsid="002f6380"/>
    </style:style>
    <style:style style:name="P53" style:family="paragraph" style:parent-style-name="Standard" style:list-style-name="L12">
      <loext:graphic-properties draw:fill="none"/>
      <style:paragraph-properties fo:margin-left="0.25in" fo:margin-right="0in" fo:text-indent="-0.25in" style:auto-text-indent="false" fo:background-color="transparent"/>
      <style:text-properties officeooo:rsid="002f6380" officeooo:paragraph-rsid="002f6380"/>
    </style:style>
    <style:style style:name="P54" style:family="paragraph" style:parent-style-name="Standard" style:list-style-name="L13">
      <loext:graphic-properties draw:fill="none"/>
      <style:paragraph-properties fo:margin-left="0.25in" fo:margin-right="0in" fo:text-indent="-0.25in" style:auto-text-indent="false" fo:background-color="transparent"/>
      <style:text-properties officeooo:rsid="00305987" officeooo:paragraph-rsid="00305987"/>
    </style:style>
    <style:style style:name="P55" style:family="paragraph" style:parent-style-name="Standard" style:list-style-name="L13">
      <loext:graphic-properties draw:fill="none"/>
      <style:paragraph-properties fo:margin-left="0.25in" fo:margin-right="0in" fo:text-indent="-0.25in" style:auto-text-indent="false" fo:background-color="transparent"/>
      <style:text-properties officeooo:rsid="00327cc2" officeooo:paragraph-rsid="00327cc2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327cc2" officeooo:paragraph-rsid="00327cc2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333e47" officeooo:paragraph-rsid="00333e47"/>
    </style:style>
    <style:style style:name="P58" style:family="paragraph" style:parent-style-name="Standard" style:list-style-name="L14">
      <loext:graphic-properties draw:fill="none"/>
      <style:paragraph-properties fo:margin-left="0.25in" fo:margin-right="0in" fo:text-indent="-0.25in" style:auto-text-indent="false" fo:background-color="transparent"/>
      <style:text-properties officeooo:rsid="0033c9ad" officeooo:paragraph-rsid="0033c9ad"/>
    </style:style>
    <style:style style:name="T1" style:family="text">
      <style:text-properties style:font-name="Ubuntu" fo:font-size="10pt" officeooo:rsid="00137051" style:font-size-asian="10pt" style:font-size-complex="10pt"/>
    </style:style>
    <style:style style:name="T2" style:family="text">
      <style:text-properties officeooo:rsid="00137051"/>
    </style:style>
    <style:style style:name="T3" style:family="text">
      <style:text-properties fo:font-variant="normal" fo:text-transform="none" fo:color="#222222" style:font-name="Ubuntu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222222" style:font-name="Ubuntu" fo:font-size="10pt" fo:letter-spacing="normal" style:font-size-asian="10pt" style:font-size-complex="10pt"/>
    </style:style>
    <style:style style:name="T5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style:text-blinking="false" style:font-size-asian="10pt" style:font-size-complex="10pt"/>
    </style:style>
    <style:style style:name="T6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officeooo:rsid="0014d397" style:text-blinking="false" style:font-size-asian="10pt" style:font-size-complex="10pt"/>
    </style:style>
    <style:style style:name="T7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officeooo:rsid="0026880c" style:text-blinking="false" style:font-size-asian="10pt" style:font-size-complex="10pt"/>
    </style:style>
    <style:style style:name="T8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officeooo:rsid="0029e8d6" style:text-blinking="false" style:font-size-asian="10pt" style:font-size-complex="10pt"/>
    </style:style>
    <style:style style:name="T9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officeooo:rsid="0030fd0d" style:text-blinking="false" style:font-size-asian="10pt" style:font-size-complex="10pt"/>
    </style:style>
    <style:style style:name="T10" style:family="text">
      <style:text-properties fo:font-variant="normal" fo:text-transform="none" fo:color="#0b0080" style:text-line-through-style="none" style:text-line-through-type="none" style:font-name="Ubuntu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EP LEARNING – NEURAL NETWORKS</text:p>
      <text:p text:style-name="P3">April 3, 2019</text:p>
      <text:p text:style-name="P1"/>
      <text:p text:style-name="P1"/>
      <text:p text:style-name="P1">Notes:</text:p>
      <text:list xml:id="list1589747648" text:style-name="L1">
        <text:list-item>
          <text:p text:style-name="P4">Research goes back to the 60s-70s, trying to model the human brain. </text:p>
        </text:list-item>
        <text:list-item>
          <text:p text:style-name="P5">NN is not for every problem. </text:p>
        </text:list-item>
      </text:list>
      <text:p text:style-name="P6"/>
      <text:p text:style-name="P6">Brief Overview – Linear Algebra</text:p>
      <text:list xml:id="list110957405197459" text:continue-numbering="true" text:style-name="L1">
        <text:list-item>
          <text:p text:style-name="P5">Vector – 1D array. <text:s/>Noted by a vertical bar. <text:s text:c="2"/>Matrix of size Nx1. </text:p>
        </text:list-item>
        <text:list-item>
          <text:p text:style-name="P5">Matrix – 2D array. <text:s/>Same, vertical. </text:p>
        </text:list-item>
        <text:list-item>
          <text:p text:style-name="P5">MxN: <text:s/>M – rows, N – columns. </text:p>
        </text:list-item>
        <text:list-item>
          <text:p text:style-name="P5"><text:s/>aij: <text:s/>ai pertains to the row, aj to the column. <text:s/>Just a way of indexing rows and columns. </text:p>
        </text:list-item>
        <text:list-item>
          <text:p text:style-name="P5">Transpose of a matrix: <text:s/>would be a matrix of aji rows/columns. <text:s/>Columns just become the rows. </text:p>
        </text:list-item>
        <text:list-item>
          <text:p text:style-name="P5">Matrix Multiplication: <text:s/>Can multiply a matrix so long as the shapes match. </text:p>
        </text:list-item>
        <text:list-item>
          <text:p text:style-name="P5">If you had a matrix of Amxn and Bnxp, you would get Omxp as the new matrix. </text:p>
        </text:list-item>
        <text:list-item>
          <text:p text:style-name="P5">The number of columns in A must match the number of rows in B. </text:p>
        </text:list-item>
        <text:list-item>
          <text:p text:style-name="P7">.</text:p>
        </text:list-item>
        <text:list-item>
          <text:p text:style-name="P7">Matrices as Linear Transformations: <text:s/>Any linear transformation that maps Rn to Rm can be represented by a matrix. <text:s/>Must be linear. </text:p>
        </text:list-item>
        <text:list-item>
          <text:p text:style-name="P7">Linear Transformations: <text:s/>Just do linear transformations on the points. </text:p>
        </text:list-item>
        <text:list-item>
          <text:p text:style-name="P8">Can use matrices multiplication to move from 2D to 3D and back again. </text:p>
        </text:list-item>
        <text:list-item>
          <text:p text:style-name="P9">In matrix format, your y can be a vector, which represents n number features of your response. <text:s text:c="2"/>So its multidimensional. </text:p>
        </text:list-item>
        <text:list-item>
          <text:p text:style-name="P9">Y = b + W^t x <text:s/>(matrix format for regression). </text:p>
        </text:list-item>
        <text:list-item>
          <text:p text:style-name="P9">b. is the intercept</text:p>
        </text:list-item>
        <text:list-item>
          <text:p text:style-name="P9">W represents our b1</text:p>
        </text:list-item>
        <text:list-item>
          <text:p text:style-name="P9">x is our observations. <text:s/>Can be a matrix itself where x1 is column 1 with each parameter. <text:s/></text:p>
        </text:list-item>
        <text:list-item>
          <text:p text:style-name="P9">P = number of features. </text:p>
        </text:list-item>
        <text:list-item>
          <text:p text:style-name="P9">N = number of observations. </text:p>
        </text:list-item>
        <text:list-item>
          <text:p text:style-name="P9">M <text:s/>= number of response variables. </text:p>
        </text:list-item>
        <text:list-item>
          <text:p text:style-name="P9">Fitting model to W and B. </text:p>
        </text:list-item>
      </text:list>
      <text:p text:style-name="P10"/>
      <text:p text:style-name="P10"/>
      <text:p text:style-name="P11">Fitting Multi Response LMs</text:p>
      <text:list xml:id="list196728357" text:style-name="L2">
        <text:list-item>
          <text:p text:style-name="P12">RSS is different when you have multiple target variables. </text:p>
        </text:list-item>
        <text:list-item>
          <text:p text:style-name="P12">W is our unknown in the form of a matrix. <text:s/></text:p>
        </text:list-item>
      </text:list>
      <text:p text:style-name="P11"/>
      <text:p text:style-name="P11"/>
      <text:p text:style-name="P11">Structure of the brain</text:p>
      <text:list xml:id="list3538518682" text:style-name="L3">
        <text:list-item>
          <text:p text:style-name="P13">Neural networks simplify this structure, assume in some node some non-linearity takes place. </text:p>
        </text:list-item>
        <text:list-item>
          <text:p text:style-name="P13">Output of this process is a very clear picture of what is a cat or dog. </text:p>
        </text:list-item>
        <text:list-item>
          <text:p text:style-name="P14">Professor says that any function can be represented by a NN. </text:p>
        </text:list-item>
      </text:list>
      <text:p text:style-name="P15"/>
      <text:p text:style-name="P15"/>
      <text:p text:style-name="P16">Nonlinear Activation Applied to a Vector:</text:p>
      <text:list xml:id="list1795997375" text:style-name="L4">
        <text:list-item>
          <text:p text:style-name="P17">The first is a Sigmoid Function. <text:s/>It is applied to each component. </text:p>
        </text:list-item>
        <text:list-item>
          <text:p text:style-name="P18"><text:span text:style-name="T2">ReLU: <text:s/>max(x,0). <text:s/>If it was less than 0, you make it zero. <text:s/>If not, then return the value. </text:span></text:p>
        </text:list-item>
        <text:list-item>
          <text:p text:style-name="P19"><text:span text:style-name="T1">Wikipedia: <text:s/></text:span><text:span text:style-name="T3">It has been demonstrated for the first time in 2011 to enable better training of deeper networks,</text:span><text:bookmark text:name="cite_ref-glorot2011_3-0"/><text:a xlink:type="simple" xlink:href="https://en.wikipedia.org/wiki/Rectifier_(neural_networks)#cite_note-glorot2011-3" text:style-name="Internet_20_link" text:visited-style-name="Visited_20_Internet_20_Link"><text:span text:style-name="T5">[3]</text:span></text:a><text:span text:style-name="T4"> </text:span><text:span text:style-name="T3">compared to the widely-used activation functions prior to 2011, e.g., the </text:span><text:a xlink:type="simple" xlink:href="https://en.wikipedia.org/wiki/Logistic_function" text:style-name="Internet_20_link" text:visited-style-name="Visited_20_Internet_20_Link"><text:span text:style-name="T10">logistic sigmoid</text:span></text:a><text:span text:style-name="T4"> </text:span><text:span text:style-name="T3">(which is inspired by </text:span><text:a xlink:type="simple" xlink:href="https://en.wikipedia.org/wiki/Probability_theory" text:style-name="Internet_20_link" text:visited-style-name="Visited_20_Internet_20_Link"><text:span text:style-name="T10">probability theory</text:span></text:a><text:span text:style-name="T3">; see </text:span><text:a xlink:type="simple" xlink:href="https://en.wikipedia.org/wiki/Logistic_regression" text:style-name="Internet_20_link" text:visited-style-name="Visited_20_Internet_20_Link"><text:span text:style-name="T10">logistic regression</text:span></text:a><text:span text:style-name="T3">) and its more practical</text:span><text:bookmark text:name="cite_ref-4"/><text:a xlink:type="simple" xlink:href="https://en.wikipedia.org/wiki/Rectifier_(neural_networks)#cite_note-4" text:style-name="Internet_20_link" text:visited-style-name="Visited_20_Internet_20_Link"><text:span text:style-name="T5">[4]</text:span></text:a><text:span text:style-name="T4"> </text:span><text:span text:style-name="T3">counterpart, the </text:span><text:a xlink:type="simple" xlink:href="https://en.wikipedia.org/wiki/Hyperbolic_tangent" text:style-name="Internet_20_link" text:visited-style-name="Visited_20_Internet_20_Link"><text:span text:style-name="T10">hyperbolic tangent</text:span></text:a><text:span text:style-name="T3">. The rectifier is, as of 2017, the most popular activation function for </text:span><text:a xlink:type="simple" xlink:href="https://en.wikipedia.org/wiki/Deep_learning" text:style-name="Internet_20_link" text:visited-style-name="Visited_20_Internet_20_Link"><text:span text:style-name="T10">deep neural networks</text:span></text:a><text:span text:style-name="T3">.</text:span><text:bookmark text:name="cite_ref-5"/><text:a xlink:type="simple" xlink:href="https://en.wikipedia.org/wiki/Rectifier_(neural_networks)#cite_note-5" text:style-name="Internet_20_link" text:visited-style-name="Visited_20_Internet_20_Link">[5]</text:a><text:bookmark text:name="cite_ref-6"/><text:a xlink:type="simple" xlink:href="https://en.wikipedia.org/wiki/Rectifier_(neural_networks)#cite_note-6" text:style-name="Internet_20_link" text:visited-style-name="Visited_20_Internet_20_Link">[6]</text:a></text:p>
        </text:list-item>
      </text:list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oft-page-break/><text:span text:style-name="T5"/></text:p>
      <text:p text:style-name="P21"><text:span text:style-name="T5">Standard Architecture of Neural Networks</text:span></text:p>
      <text:list xml:id="list3297636738" text:style-name="L5">
        <text:list-item>
          <text:p text:style-name="P22"><text:span text:style-name="T5">The purpose of the non-linear function at each step is because if we just chained together a number of linear functions, we would get no better performance than applying a linear function. (seems repetitive to say). </text:span></text:p>
        </text:list-item>
        <text:list-item>
          <text:p text:style-name="P22"><text:span text:style-name="T5">Layer 1 generates a y1, which is added to another intercept and apply the non-linear function. </text:span></text:p>
        </text:list-item>
        <text:list-item>
          <text:p text:style-name="P23"><text:span text:style-name="T5">Where does b2 come from?</text:span></text:p>
        </text:list-item>
        <text:list-item>
          <text:p text:style-name="P23"><text:span text:style-name="T5">What are the parameters of a NN? <text:s/>Each input is a parameter plus the weights.</text:span></text:p>
        </text:list-item>
        <text:list-item>
          <text:p text:style-name="P23"><text:span text:style-name="T5">The last layer may be treated differently if you are doing a regression or classification. <text:s/></text:span></text:p>
        </text:list-item>
        <text:list-item>
          <text:p text:style-name="P23"><text:span text:style-name="T5">If you are training a regression, the last layer will not go through an activation. </text:span></text:p>
        </text:list-item>
        <text:list-item>
          <text:p text:style-name="P23"><text:span text:style-name="T5">In order to avoid the bias of ReLU, which turns everything positive, you don’t apply a ReLU to a regression NN, because we may want a negative response. </text:span></text:p>
        </text:list-item>
        <text:list-item>
          <text:p text:style-name="P24"><text:span text:style-name="T5">Classification: <text:s/>If you have 10 classes, you would have 10 outputs. <text:s/>The class with the largest value will be the prediction. <text:s/>Represents the highest probability. </text:span></text:p>
        </text:list-item>
        <text:list-item>
          <text:p text:style-name="P24"><text:span text:style-name="T5">“Softmax operation”. <text:s/></text:span><text:a xlink:type="simple" xlink:href="https://en.wikipedia.org/wiki/Softmax_function" text:style-name="Internet_20_link" text:visited-style-name="Visited_20_Internet_20_Link">https://en.wikipedia.org/wiki/Softmax_function</text:a></text:p>
        </text:list-item>
        <text:list-item>
          <text:p text:style-name="P25"><text:span text:style-name="T5">e^yi / sigma(e^yi). <text:s/>For each yi you raise it to the power of e and divide by the sum e^yi. </text:span></text:p>
        </text:list-item>
      </text:list>
      <text:p text:style-name="P26"><text:span text:style-name="T5"/></text:p>
      <text:p text:style-name="P26"><text:span text:style-name="T5"/></text:p>
      <text:p text:style-name="P27"><text:span text:style-name="T5">How do we fit Neural Networks:</text:span></text:p>
      <text:list xml:id="list816747226" text:style-name="L6">
        <text:list-item>
          <text:p text:style-name="P28"><text:span text:style-name="T5">Cascade of functions applied to x. <text:s/>M(x) = Fl(Fl-1(Fl-2(x)))</text:span></text:p>
        </text:list-item>
        <text:list-item>
          <text:p text:style-name="P29"><text:span text:style-name="T5">For classification the cost function is cross-entropy (need to look up). </text:span></text:p>
        </text:list-item>
        <text:list-item>
          <text:p text:style-name="P31"><text:span text:style-name="T5">Lets call all the weights and biases as “P”. Weights and intercepts. </text:span></text:p>
        </text:list-item>
        <text:list-item>
          <text:p text:style-name="P31"><text:span text:style-name="T5">P is a very long parameter vector. </text:span></text:p>
        </text:list-item>
      </text:list>
      <text:p text:style-name="P32"><text:span text:style-name="T5"/></text:p>
      <text:p text:style-name="P32"><text:span text:style-name="T5"/></text:p>
      <text:p text:style-name="P33"><text:span text:style-name="T5">Gradient Decent:</text:span></text:p>
      <text:list xml:id="list1123136467" text:style-name="L7">
        <text:list-item>
          <text:p text:style-name="P34"><text:span text:style-name="T5">Way of minimizing this very large vector “P”. </text:span></text:p>
        </text:list-item>
        <text:list-item>
          <text:p text:style-name="P35"><text:span text:style-name="T5">Take the derivative of the parameter, and take the negative of that slope and move in that direction. </text:span></text:p>
        </text:list-item>
        <text:list-item>
          <text:p text:style-name="P36"><text:span text:style-name="T5">Keep moving in the negative direction of the gradient until you hit a stationary point. The gradient will be zero. </text:span></text:p>
        </text:list-item>
        <text:list-item>
          <text:p text:style-name="P37"><text:span text:style-name="T5">He</text:span><text:span text:style-name="T7">ssi</text:span><text:span text:style-name="T5">an matrix: <text:s/></text:span><text:span text:style-name="T7">second derivative of all parameters. </text:span></text:p>
        </text:list-item>
        <text:list-item>
          <text:p text:style-name="P38"><text:span text:style-name="T5">Eta controls the step size toward the minima. </text:span></text:p>
        </text:list-item>
        <text:list-item>
          <text:p text:style-name="P40"><text:span text:style-name="T5">Slide 17: <text:s/>MATLAB example: <text:s/>The gradient has two components, because the cost function is a function of two coponents. <text:s/>Partial derivative w/r/t p1 and partial derivative w/r/t p2 is the second expression. </text:span></text:p>
        </text:list-item>
      </text:list>
      <text:p text:style-name="P41"><text:span text:style-name="T5"/></text:p>
      <text:p text:style-name="P42"><text:span text:style-name="T5">Variation of Gradient Decent:</text:span></text:p>
      <text:list xml:id="list2815752200" text:style-name="L8">
        <text:list-item>
          <text:p text:style-name="P43"><text:span text:style-name="T5">Adds a momentum term, but that you also have some inertia such that if you land on a bad local minimum, although the gradient is zero, the momentum is not zero. <text:s/>If the landscape is not deep enough, you would be able to continue forward to another local minimum. <text:s/></text:span></text:p>
        </text:list-item>
      </text:list>
      <text:p text:style-name="P42"><text:span text:style-name="T5"/></text:p>
      <text:p text:style-name="P42"><text:span text:style-name="T5"/></text:p>
      <text:p text:style-name="P42"><text:span text:style-name="T5">Stochastic Gradient Decent:</text:span></text:p>
      <text:list xml:id="list3938933840" text:style-name="L9">
        <text:list-item>
          <text:p text:style-name="P44"><text:span text:style-name="T5">You don’t always need an exact calculation of the gradient to move toward the minima. </text:span></text:p>
        </text:list-item>
        <text:list-item>
          <text:p text:style-name="P44"><text:span text:style-name="T5">Just pick a subset of the n-training samples, and calculate the gradient. <text:s/>Called a “Batch”. <text:s/></text:span><text:span text:style-name="T8">Term is “B” for Stochastic Gradient Decent. </text:span></text:p>
        </text:list-item>
        <text:list-item>
          <text:p text:style-name="P45"><text:span text:style-name="T5">Has a significant computational advantage. </text:span></text:p>
        </text:list-item>
        <text:list-item>
          <text:p text:style-name="P45"><text:span text:style-name="T5">Epoch: <text:s/>Number of iterations of using the entire dataset. </text:span></text:p>
        </text:list-item>
      </text:list>
      <text:p text:style-name="P46"><text:span text:style-name="T5"/></text:p>
      <text:p text:style-name="P46"><text:span text:style-name="T5">Back Propagation:</text:span></text:p>
      <text:list xml:id="list499645248" text:style-name="L10">
        <text:list-item>
          <text:p text:style-name="P47"><text:span text:style-name="T5">Using the chain rule to calculate the derivative. </text:span></text:p>
        </text:list-item>
        <text:list-item>
          <text:p text:style-name="P47"><text:span text:style-name="T5">See you-tube videos</text:span></text:p>
        </text:list-item>
      </text:list>
      <text:p text:style-name="P48"><text:span text:style-name="T5"/></text:p>
      <text:p text:style-name="P48"><text:span text:style-name="T5"/></text:p>
      <text:p text:style-name="P48"><text:span text:style-name="T5"/></text:p>
      <text:p text:style-name="P48"><text:span text:style-name="T5"/></text:p>
      <text:p text:style-name="P48"><text:span text:style-name="T5"/></text:p>
      <text:p text:style-name="P48"><text:soft-page-break/><text:span text:style-name="T5">Validation Set to Control the Minimization:</text:span></text:p>
      <text:list xml:id="list439682244" text:style-name="L11">
        <text:list-item>
          <text:p text:style-name="P49"><text:span text:style-name="T5">Now you have a training, test and validation set.</text:span></text:p>
        </text:list-item>
        <text:list-item>
          <text:p text:style-name="P49"><text:span text:style-name="T5">The validation set is used to figure out when you have started to over-fit. </text:span></text:p>
        </text:list-item>
        <text:list-item>
          <text:p text:style-name="P50"><text:span text:style-name="T5">You use the validation set on every iteration of your gradient decent calculation and stop when the validation error increases. </text:span></text:p>
        </text:list-item>
      </text:list>
      <text:p text:style-name="P51"><text:span text:style-name="T5"/></text:p>
      <text:p text:style-name="P51"><text:span text:style-name="T5"/></text:p>
      <text:p text:style-name="P52"><text:span text:style-name="T5">Regularization of NN:</text:span></text:p>
      <text:list xml:id="list3959545772" text:style-name="L12">
        <text:list-item>
          <text:p text:style-name="P53"><text:span text:style-name="T5">Ridge &amp; Lasso still applies to NN. </text:span></text:p>
        </text:list-item>
      </text:list>
      <text:p text:style-name="P52"><text:span text:style-name="T5"/></text:p>
      <text:p text:style-name="P52"><text:span text:style-name="T5">Convolutional NN:</text:span></text:p>
      <text:list xml:id="list1965350813" text:style-name="L13">
        <text:list-item>
          <text:p text:style-name="P54"><text:span text:style-name="T5">Convolution is also a linear transformation. <text:s/></text:span></text:p>
        </text:list-item>
        <text:list-item>
          <text:p text:style-name="P54"><text:span text:style-name="T5">Works on images. </text:span></text:p>
        </text:list-item>
        <text:list-item>
          <text:p text:style-name="P54"><text:span text:style-name="T5">Instead of learning a W matrix, we learn kernes of a convolution. <text:s/>Sounds like they are attributes of an image as opposed to trying to learn the entire image. <text:s/>Ex: <text:s/>vertical edges, horizontal edges, </text:span><text:span text:style-name="T9">colors, </text:span><text:span text:style-name="T5">etc. </text:span><text:span text:style-name="T9">Everyone of these kernels does a different job on these edges. <text:s/></text:span></text:p>
        </text:list-item>
        <text:list-item>
          <text:p text:style-name="P55"><text:span text:style-name="T9">C</text:span><text:span text:style-name="T5">olor images have three channels, red, green, blue. </text:span></text:p>
        </text:list-item>
        <text:list-item>
          <text:p text:style-name="P55"><text:span text:style-name="T5">You add all of these three images together. <text:s/></text:span></text:p>
        </text:list-item>
        <text:list-item>
          <text:p text:style-name="P55"><text:span text:style-name="T5">It turns out that this linear operation learns the image better than using the W matrix. </text:span></text:p>
        </text:list-item>
      </text:list>
      <text:p text:style-name="P56"><text:span text:style-name="T5"/></text:p>
      <text:p text:style-name="P56"><text:span text:style-name="T5"/></text:p>
      <text:p text:style-name="P57"><text:span text:style-name="T5">Generative Adversarial Networks (GANS):</text:span></text:p>
      <text:list xml:id="list2347438233" text:style-name="L14">
        <text:list-item>
          <text:p text:style-name="P58"><text:span text:style-name="T5">Has two networks that need to be trained simultaneously</text:span></text:p>
        </text:list-item>
        <text:list-item>
          <text:p text:style-name="P58"><text:span text:style-name="T5">G = Generator. <text:s/>Generator is trying to foll the Discriminator. </text:span></text:p>
        </text:list-item>
        <text:list-item>
          <text:p text:style-name="P58"><text:span text:style-name="T5">D = Discriminator. <text:s/>Produces a 0 or 1. <text:s/></text:span></text:p>
        </text:list-item>
      </text:list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0"><text:span text:style-name="T5"/></text:p>
      <text:p text:style-name="P30"><text:span text:style-name="T5"/></text:p>
      <text:p text:style-name="P30"><text:span text:style-name="T5"/></text:p>
      <text:p text:style-name="P21"><text:span text:style-name="T5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oft-page-break/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7:55:07.545664833</meta:creation-date>
    <meta:generator>LibreOffice/6.0.7.3$Linux_X86_64 LibreOffice_project/00m0$Build-3</meta:generator>
    <dc:date>2019-04-07T11:09:56.706797140</dc:date>
    <meta:editing-duration>PT2H2M45S</meta:editing-duration>
    <meta:editing-cycles>28</meta:editing-cycles>
    <meta:document-statistic meta:table-count="0" meta:image-count="0" meta:object-count="0" meta:page-count="4" meta:paragraph-count="88" meta:word-count="1110" meta:character-count="6247" meta:non-whitespace-character-count="5178"/>
  </office:meta>
</office:document-meta>
</file>